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T16" style:parent-style-name="Policepardéfaut" style:family="text">
      <style:text-properties fo:language="fr" fo:country="FR"/>
    </style:style>
  </office:automatic-styles>
  <office:body>
    <office:text text:use-soft-page-breaks="true">
      <text:h text:style-name="P1" text:outline-level="1">Projet Scala</text:h>
      <text:p text:style-name="Normal"/>
      <text:p text:style-name="P2">Le but de ce projet est de faire en sorte de réutiliser le maximum d’outils du langage Scala vus en cours.<text:s/></text:p>
      <text:p text:style-name="P3"/>
      <text:p text:style-name="P4">En entrée, le fichier « example.csv » contient plusieurs lignes différentes ; chaque ligne correpond à chacun des objets suivants :</text:p>
      <text:list text:style-name="LFO1" text:continue-numbering="true">
        <text:list-item>
          <text:p text:style-name="P5">Cat(name : String, race : String,<text:s/>age: Int)</text:p>
        </text:list-item>
        <text:list-item>
          <text:p text:style-name="P6">Person(firstName: String, lastName: String, salary: Int, numberOfChildren: Int)</text:p>
        </text:list-item>
        <text:list-item>
          <text:p text:style-name="P7">Car(brand: String, countryOfBirth: String, maxSpeed: Int, speeds: Int)</text:p>
        </text:list-item>
        <text:list-item>
          <text:p text:style-name="P8">Film(mainActors: Seq[String], dateOfRelease: Date)</text:p>
        </text:list-item>
        <text:list-item>
          <text:p text:style-name="P9">Actor(name: String, filmsPlayed: Seq[String])</text:p>
        </text:list-item>
      </text:list>
      <text:list text:style-name="LFO2" text:continue-numbering="true">
        <text:list-item>
          <text:p text:style-name="P10">Dans le dataset, les champs sont séparés par « , », et les listes sont séparées par « ; »</text:p>
        </text:list-item>
      </text:list>
      <text:p text:style-name="P11"/>
      <text:p text:style-name="P12">Une case class devrait correspondre à chacun des types ci-dessus.</text:p>
      <text:p text:style-name="P13"/>
      <text:p text:style-name="P14">Votre programme devrait « détecter » quelle ligne correspond à quel objet et stocker son contenu dans celui-ci. Il faudra ensuite écrire une fonction qui permettra de déduire le type d’une ligne qui serait passée en paramètres. Cela va sans dire que toutes les fonctions que vous serez amenés à utiliser devront être pures.</text:p>
      <text:p text:style-name="P15"/>
      <text:p text:style-name="Normal"><text:span text:style-name="T16">Ecrire ensuite une fonction qui permet de passer du fichier CSV à un fichier JSON équivalent (en prenant en considération les listes et les objets). Refaire le même exercice avec cette fois-ci le fichier JSON en entré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youb FAKIR</meta:initial-creator>
    <dc:creator>Ayoub FAKIR</dc:creator>
    <meta:creation-date>2019-03-08T13:30:00Z</meta:creation-date>
    <dc:date>2019-03-08T13:59:00Z</dc:date>
    <meta:template xlink:href="Normal" xlink:type="simple"/>
    <meta:editing-cycles>1</meta:editing-cycles>
    <meta:editing-duration>PT1740S</meta:editing-duration>
    <meta:document-statistic meta:page-count="1" meta:paragraph-count="2" meta:word-count="186" meta:character-count="1248" meta:row-count="8" meta:non-whitespace-character-count="1064"/>
  </office:meta>
</office:document-meta>
</file>